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596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cm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869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1.343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1.103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847cm" fo:padding-top="0.201cm" fo:padding-bottom="0.201cm" fo:padding-left="0.326cm" fo:padding-right="0.326cm"/>
    </style:style>
    <style:style style:name="P1" style:family="paragraph">
      <style:text-properties fo:font-family="Loma" style:font-pitch="variable" fo:font-size="24pt" style:font-size-asian="24pt" style:font-size-complex="24pt"/>
    </style:style>
    <style:style style:name="P2" style:family="paragraph">
      <style:text-properties fo:font-family="'Sazanami Mincho'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family="TlwgTypewriter" style:font-family-generic="modern" style:font-pitch="variable" fo:font-size="24pt" style:font-size-asian="24pt" style:font-size-complex="24pt"/>
    </style:style>
    <style:style style:name="P4" style:family="paragraph">
      <style:text-properties fo:font-family="UnPilgi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family="'URW Chancery L'" style:font-pitch="variable" fo:font-size="24pt" style:font-size-asian="24pt" style:font-size-complex="24pt"/>
    </style:style>
    <style:style style:name="P6" style:family="paragraph">
      <style:text-properties fo:font-family="Purisa" style:font-pitch="variable" fo:font-size="24pt" style:font-size-asian="24pt" style:font-size-complex="24pt"/>
    </style:style>
    <style:style style:name="P7" style:family="paragraph">
      <style:text-properties fo:font-family="Sawasdee" style:font-pitch="variable" fo:font-size="24pt" fo:font-weight="normal" style:font-size-asian="24pt" style:font-weight-asian="normal" style:font-size-complex="24pt" style:font-weight-complex="normal"/>
    </style:style>
    <style:style style:name="P8" style:family="paragraph">
      <style:text-properties fo:font-family="Impact" style:font-family-generic="swiss" style:font-pitch="variable" fo:font-size="24pt" style:font-size-asian="24pt" style:font-size-complex="24pt"/>
    </style:style>
    <style:style style:name="P9" style:family="paragraph">
      <style:text-properties fo:font-family="'DejaVu Sans Condensed'" style:font-family-generic="swiss" style:font-pitch="variable" fo:font-size="24pt" style:font-size-asian="24pt" style:font-size-complex="24pt"/>
    </style:style>
    <style:style style:name="P10" style:family="paragraph">
      <style:text-properties fo:font-family="'Comic Sans MS'" style:font-family-generic="script" style:font-pitch="variable" fo:font-size="24pt" style:font-size-asian="24pt" style:font-size-complex="24pt"/>
    </style:style>
    <style:style style:name="P11" style:family="paragraph">
      <style:text-properties fo:font-family="NanumMyeongjo" style:font-pitch="variable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3" style:family="paragraph">
      <style:text-properties fo:font-family="'Liberation Sans'" style:font-family-generic="swiss" style:font-pitch="variable" fo:font-size="32pt" style:text-underline-style="none" fo:font-weight="bold" style:font-size-asian="32pt" style:font-weight-asian="bold" style:font-size-complex="32pt" style:font-weight-complex="bold"/>
    </style:style>
    <style:style style:name="P14" style:family="paragraph">
      <style:text-properties fo:font-family="'Liberation Sans'" style:font-family-generic="swiss" style:font-pitch="variable" fo:font-size="12pt" style:font-size-asian="12pt" style:font-size-complex="12pt"/>
    </style:style>
    <style:style style:name="T1" style:family="text">
      <style:text-properties fo:font-family="Loma" style:font-pitch="variable" fo:font-size="24pt" style:font-size-asian="24pt" style:font-size-complex="24pt"/>
    </style:style>
    <style:style style:name="T2" style:family="text">
      <style:text-properties fo:font-family="'Sazanami Mincho'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TlwgTypewriter" style:font-family-generic="modern" style:font-pitch="variable" fo:font-size="24pt" style:font-size-asian="24pt" style:font-size-complex="24pt"/>
    </style:style>
    <style:style style:name="T4" style:family="text">
      <style:text-properties fo:font-family="UnPilgi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URW Chancery L'" style:font-pitch="variable" fo:font-size="24pt" style:font-size-asian="24pt" style:font-size-complex="24pt"/>
    </style:style>
    <style:style style:name="T6" style:family="text">
      <style:text-properties fo:font-family="Purisa" style:font-pitch="variable" fo:font-size="24pt" style:font-size-asian="24pt" style:font-size-complex="24pt"/>
    </style:style>
    <style:style style:name="T7" style:family="text">
      <style:text-properties fo:font-family="Sawasdee" style:font-pitch="variabl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family="Impact" style:font-family-generic="swiss" style:font-pitch="variable" fo:font-size="24pt" style:font-size-asian="24pt" style:font-size-complex="24pt"/>
    </style:style>
    <style:style style:name="T9" style:family="text">
      <style:text-properties fo:font-family="'DejaVu Sans Condensed'" style:font-family-generic="swiss" style:font-pitch="variable" fo:font-size="24pt" style:font-size-asian="24pt" style:font-size-complex="24pt"/>
    </style:style>
    <style:style style:name="T10" style:family="text">
      <style:text-properties fo:font-family="'Comic Sans MS'" style:font-family-generic="script" style:font-pitch="variable" fo:font-size="24pt" style:font-size-asian="24pt" style:font-size-complex="24pt"/>
    </style:style>
    <style:style style:name="T11" style:family="text">
      <style:text-properties fo:font-family="NanumMyeongjo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family="'Liberation Sans'" style:font-family-generic="swiss" style:font-pitch="variable" fo:font-size="32pt" style:text-underline-style="none" fo:font-weight="bold" style:font-size-asian="32pt" style:font-weight-asian="bold" style:font-size-complex="32pt" style:font-weight-complex="bold"/>
    </style:style>
    <style:style style:name="T14" style:family="text">
      <style:text-properties fo:font-family="'Liberation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42cm" svg:height="1.745cm" svg:x="2.431cm" svg:y="3.273cm">
          <draw:text-box>
            <text:p text:style-name="P1"><text:span text:style-name="T1">Replace 3 light bulbs = 300 lbs CO2</text:span></text:p>
          </draw:text-box>
        </draw:frame>
        <draw:frame draw:style-name="gr2" draw:text-style-name="P2" draw:layer="layout" svg:width="18.142cm" svg:height="1.36cm" svg:x="2.193cm" svg:y="9.527cm">
          <draw:text-box>
            <text:p text:style-name="P2"><text:span text:style-name="T2">Use clothes line = 700 lbs CO2</text:span></text:p>
          </draw:text-box>
        </draw:frame>
        <draw:frame draw:style-name="gr2" draw:text-style-name="P3" draw:layer="layout" svg:width="11.964cm" svg:height="1.483cm" svg:x="1.431cm" svg:y="4.806cm">
          <draw:text-box>
            <text:p text:style-name="P3"><text:span text:style-name="T3">Carpool = 1600 lbs CO2</text:span></text:p>
          </draw:text-box>
        </draw:frame>
        <draw:frame draw:style-name="gr3" draw:text-style-name="P4" draw:layer="layout" svg:width="14.122cm" svg:height="1.58cm" svg:x="2.466cm" svg:y="15.046cm">
          <draw:text-box>
            <text:p text:style-name="P4"><text:span text:style-name="T4">Reduce your driving = 900 lbs CO2</text:span></text:p>
          </draw:text-box>
        </draw:frame>
        <draw:frame draw:style-name="gr2" draw:text-style-name="P5" draw:layer="layout" svg:width="13.29cm" svg:height="1.491cm" svg:x="2.01cm" svg:y="13.798cm">
          <draw:text-box>
            <text:p text:style-name="P5"><text:span text:style-name="T5">Inflate your tires = 250 lbs CO2</text:span></text:p>
          </draw:text-box>
        </draw:frame>
        <draw:frame draw:style-name="gr2" draw:text-style-name="P6" draw:layer="layout" svg:width="15.545cm" svg:height="1.771cm" svg:x="4.53cm" svg:y="12.318cm">
          <draw:text-box>
            <text:p text:style-name="P6"><text:span text:style-name="T6">Recycle paper = 300 lbs CO2</text:span></text:p>
          </draw:text-box>
        </draw:frame>
        <draw:frame draw:style-name="gr4" draw:text-style-name="P7" draw:layer="layout" svg:width="15.494cm" svg:height="1.745cm" svg:x="3.971cm" svg:y="16.378cm">
          <draw:text-box>
            <text:p text:style-name="P7"><text:span text:style-name="T7">Turn off your computer = 200 lbs CO2</text:span></text:p>
          </draw:text-box>
        </draw:frame>
        <draw:frame draw:style-name="gr2" draw:text-style-name="P8" draw:layer="layout" svg:width="13.9cm" svg:height="1.436cm" svg:x="5.406cm" svg:y="7.962cm">
          <draw:text-box>
            <text:p text:style-name="P8"><text:span text:style-name="T8">Reuse a coffee mug = 130 lbs CO2</text:span></text:p>
          </draw:text-box>
        </draw:frame>
        <draw:frame draw:style-name="gr5" draw:text-style-name="P9" draw:layer="layout" svg:width="17.126cm" svg:height="1.505cm" svg:x="1.431cm" svg:y="6.362cm">
          <draw:text-box>
            <text:p text:style-name="P9"><text:span text:style-name="T9">Shorten your shower = 350 lbs CO2</text:span></text:p>
          </draw:text-box>
        </draw:frame>
        <draw:frame draw:style-name="gr2" draw:text-style-name="P10" draw:layer="layout" svg:width="13.233cm" svg:height="1.58cm" svg:x="3.398cm" svg:y="20.908cm">
          <draw:text-box>
            <text:p text:style-name="P10"><text:span text:style-name="T10">Use a push mower = 80 lbs CO2</text:span></text:p>
          </draw:text-box>
        </draw:frame>
        <draw:frame draw:style-name="gr6" draw:text-style-name="P11" draw:layer="layout" svg:width="16.593cm" svg:height="1.356cm" svg:x="1.304cm" svg:y="18.108cm">
          <draw:text-box>
            <text:p text:style-name="P11"><text:span text:style-name="T11">Use low flow shower head = 350 lbs CO2</text:span></text:p>
          </draw:text-box>
        </draw:frame>
        <draw:frame draw:style-name="gr2" draw:text-style-name="P12" draw:layer="layout" svg:width="19.26cm" svg:height="1.669cm" svg:x="1cm" svg:y="23.762cm">
          <draw:text-box>
            <text:p text:style-name="P12"><text:span text:style-name="T12">Don't fly to Madrid = 3200 lbs CO2</text:span></text:p>
          </draw:text-box>
        </draw:frame>
        <draw:frame draw:style-name="gr1" draw:text-style-name="P13" draw:layer="layout" svg:width="14.071cm" svg:height="1.669cm" svg:x="4.175cm" svg:y="1.426cm">
          <draw:text-box>
            <text:p text:style-name="P13"><text:span text:style-name="T13"><text:s/></text:span><text:span text:style-name="T13">Your Carbon Footprint</text:span></text:p>
          </draw:text-box>
        </draw:frame>
        <draw:frame draw:style-name="gr1" draw:text-style-name="P14" draw:layer="layout" svg:width="4.928cm" svg:height="0.998cm" svg:x="7.578cm" svg:y="25.638cm">
          <draw:text-box>
            <text:p text:style-name="P14"><text:span text:style-name="T14">www.planestupid.com</text:span></text:p>
          </draw:text-box>
        </draw:frame>
        <draw:frame draw:style-name="gr1" draw:text-style-name="P1" draw:layer="layout" svg:width="18.142cm" svg:height="1.745cm" svg:x="1.141cm" svg:y="19.363cm">
          <draw:text-box>
            <text:p text:style-name="P1"><text:span text:style-name="T1">Insulate your walls = 1000 lbs CO2</text:span></text:p>
          </draw:text-box>
        </draw:frame>
        <draw:frame draw:style-name="gr1" draw:text-style-name="P1" draw:layer="layout" svg:width="18.142cm" svg:height="1.745cm" svg:x="1.36cm" svg:y="10.974cm">
          <draw:text-box>
            <text:p text:style-name="P1"><text:span text:style-name="T1">Adjust your thermostat = 1000 lbs CO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4-02-21T17:20:52</meta:creation-date>
    <dc:date>2014-02-22T12:22:35</dc:date>
    <dc:creator>Sam Christy</dc:creator>
    <meta:editing-duration>PT18H46M33S</meta:editing-duration>
    <meta:editing-cycles>13</meta:editing-cycles>
    <meta:generator>LibreOffice/3.6$Linux_x86 LibreOffice_project/360m1$Build-2</meta:generator>
    <meta:document-statistic meta:object-count="16"/>
  </office:meta>
</office:document-meta>
</file>